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text-align="center"/>
      <style:text-properties fo:font-size="9pt" fo:font-weight="bold"/>
    </style:style>
    <style:style style:name="P4" style:family="paragraph">
      <style:paragraph-properties fo:text-align="start"/>
      <style:text-properties fo:font-size="9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  <style:text-properties fo:font-size="9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pt" fo:font-weight="bold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text-properties fo:font-size="10pt"/>
    </style:style>
    <style:style style:name="P11" style:family="paragraph">
      <style:paragraph-properties fo:margin-left="0cm" fo:margin-right="0cm" fo:text-indent="0cm"/>
      <style:text-properties fo:font-size="14pt" fo:font-weight="bold"/>
    </style:style>
    <style:style style:name="P12" style:family="paragraph">
      <style:paragraph-properties fo:margin-left="0cm" fo:margin-right="0cm" fo:text-align="start" text:enable-numbering="true" fo:text-indent="0cm"/>
    </style:style>
    <style:style style:name="T1" style:family="text">
      <style:text-properties fo:font-size="9pt" fo:font-weight="bold"/>
    </style:style>
    <style:style style:name="T2" style:family="text">
      <style:text-properties fo:font-size="9pt"/>
    </style:style>
    <style:style style:name="T3" style:family="text">
      <style:text-properties fo:font-size="9pt" fo:font-weight="normal"/>
    </style:style>
    <style:style style:name="T4" style:family="text">
      <style:text-properties fo:font-size="9pt" fo:font-style="italic" fo:font-weight="normal"/>
    </style:style>
    <style:style style:name="T5" style:family="text">
      <style:text-properties fo:font-size="10pt" fo:font-weight="bold"/>
    </style:style>
    <style:style style:name="T6" style:family="text">
      <style:text-properties fo:font-size="8pt"/>
    </style:style>
    <style:style style:name="T7" style:family="text">
      <style:text-properties fo:font-size="10pt"/>
    </style:style>
    <style:style style:name="T8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cm" svg:height="0.7cm" svg:x="7.923cm" svg:y="3.957cm">
          <text:p text:style-name="P1"><text:span text:style-name="T1">Action: </text:span><text:span text:style-name="T2">setup-problem-for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draw:layer="layout" svg:width="7.2cm" svg:height="0.7cm" svg:x="7.923cm" svg:y="5.257cm">
          <text:p text:style-name="P1"><text:span text:style-name="T1">Generator: </text:span><text:span text:style-name="T3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draw:layer="layout" svg:width="7.2cm" svg:height="0.7cm" svg:x="7.923cm" svg:y="6.657cm">
          <text:p text:style-name="P1"><text:span text:style-name="T1">Transformer: </text:span><text:span text:style-name="T3">add-referen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draw:layer="layout" svg:width="7.2cm" svg:height="0.7cm" svg:x="7.923cm" svg:y="8.057cm">
          <text:p text:style-name="P1"><text:span text:style-name="T1">Transformer: </text:span><text:span text:style-name="T3">xslt </text:span><text:span text:style-name="T4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draw:layer="layout" svg:width="7.2cm" svg:height="0.7cm" svg:x="7.923cm" svg:y="9.457cm">
          <text:p text:style-name="P1"><text:span text:style-name="T1">Resource: </text:span><text:span text:style-name="T3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.8cm" svg:height="0.7cm" svg:x="7.794cm" svg:y="18.957cm">
          <text:p text:style-name="P5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4" draw:layer="layout" svg:width="7.2cm" svg:height="0.7cm" svg:x="7.923cm" svg:y="10.757cm">
          <text:p text:style-name="P1"><text:span text:style-name="T1">Redirect: </text:span><text:span text:style-name="T4">g_pge_before_timefra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layer="layout" svg:width="7.2cm" svg:height="0.7cm" svg:x="7.923cm" svg:y="12.057cm">
          <text:p text:style-name="P1"><text:span text:style-name="T1">Selector: </text:span><text:span text:style-name="T3">simple </text:span><text:span text:style-name="T4">(value: cas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7" draw:text-style-name="P8" draw:layer="layout" svg:width="4.473cm" svg:height="0.645cm" svg:x="2.423cm" svg:y="3.957cm">
          <draw:text-box>
            <text:p text:style-name="P7"><text:span text:style-name="T5">Sitemap-Komponenten:</text:span></text:p>
          </draw:text-box>
        </draw:frame>
        <draw:frame draw:style-name="gr7" draw:text-style-name="P8" draw:layer="layout" svg:width="3.673cm" svg:height="0.645cm" svg:x="2.894cm" svg:y="15.457cm">
          <draw:text-box>
            <text:p text:style-name="P7"><text:span text:style-name="T5">Sonstige Symbole:</text:span></text:p>
          </draw:text-box>
        </draw:frame>
        <draw:custom-shape draw:style-name="gr8" draw:text-style-name="P9" draw:layer="layout" svg:width="2.4cm" svg:height="2.4cm" svg:x="7.894cm" svg:y="15.757cm">
          <text:p text:style-name="P5"><text:span text:style-name="T6">case = staf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10" draw:layer="layout" svg:width="3.728cm" svg:height="0.645cm" svg:x="10.594cm" svg:y="16.612cm">
          <draw:text-box>
            <text:p text:style-name="P7"><text:span text:style-name="T7">(Fallunterscheidung)</text:span></text:p>
          </draw:text-box>
        </draw:frame>
        <draw:frame draw:style-name="gr7" draw:text-style-name="P10" draw:layer="layout" svg:width="2.526cm" svg:height="0.645cm" svg:x="11.094cm" svg:y="18.957cm">
          <draw:text-box>
            <text:p text:style-name="P7"><text:span text:style-name="T7">(Terminatior)</text:span></text:p>
          </draw:text-box>
        </draw:frame>
        <draw:frame draw:style-name="gr9" draw:text-style-name="P11" draw:layer="layout" svg:width="5.1cm" svg:height="0.806cm" svg:x="2.423cm" svg:y="1.732cm">
          <draw:text-box>
            <text:p text:style-name="P7"><text:span text:style-name="T8">Flowchart-Symbole</text:span></text:p>
          </draw:text-box>
        </draw:frame>
        <draw:custom-shape draw:style-name="gr10" draw:text-style-name="P2" draw:layer="layout" svg:width="3.3cm" svg:height="3.7cm" svg:x="7.894cm" svg:y="20.957cm">
          <text:list text:style-name="L1">
            <text:list-item>
              <text:p text:style-name="P1"><text:span text:style-name="T2">Sets the following</text:span></text:p>
            </text:list-item>
          </text:list>
          <text:list text:style-name="L1">
            <text:list-item>
              <text:p text:style-name="P1"><text:span text:style-name="T2">sitemap parameters:</text:span></text:p>
            </text:list-item>
          </text:list>
          <text:list text:style-name="L1">
            <text:list-item>
              <text:p text:style-name="P12"><text:span text:style-name="T2"><text:s/></text:span><text:span text:style-name="T2">case</text:span></text:p>
            </text:list-item>
          </text:list>
          <text:list text:style-name="L1">
            <text:list-item>
              <text:p text:style-name="P12"><text:span text:style-name="T2"><text:s/></text:span><text:span text:style-name="T2">course</text:span></text:p>
            </text:list-item>
          </text:list>
          <text:list text:style-name="L1">
            <text:list-item>
              <text:p text:style-name="P12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12"><text:span text:style-name="T2"><text:s/></text:span><text:span text:style-name="T2">is-course-member</text:span></text:p>
            </text:list-item>
          </text:list>
          <text:list text:style-name="L1">
            <text:list-item>
              <text:p text:style-name="P12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12"><text:span text:style-name="T2"><text:s/></text:span><text:span text:style-name="T2">after-timefram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0" draw:layer="layout" svg:width="2.555cm" svg:height="0.645cm" svg:x="11.768cm" svg:y="22.257cm">
          <draw:text-box>
            <text:p text:style-name="P7"><text:span text:style-name="T7">(Kommentar)</text:span></text:p>
          </draw:text-box>
        </draw:frame>
        <draw:custom-shape draw:style-name="gr11" draw:text-style-name="P6" draw:layer="layout" svg:width="7.2cm" svg:height="0.7cm" svg:x="7.923cm" svg:y="13.457cm">
          <text:p text:style-name="P1"><text:span text:style-name="T1">Reader: </text:span><text:span text:style-name="T3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57cm" fo:margin-bottom="0.453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7-31T12:27:31</meta:creation-date>
    <dc:creator>Tilman Rassy</dc:creator>
    <dc:date>2007-08-21T12:43:15</dc:date>
    <dc:language>en-US</dc:language>
    <meta:editing-cycles>4</meta:editing-cycles>
    <meta:editing-duration>PT4H11M1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